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2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795010887753239065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6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5900590000364003420" text:style-name="L2">
        <text:list-item>
          <text:list>
            <text:list-header>
              <text:p text:style-name="P29">41.8 miles in the last week </text:p>
              <text:p text:style-name="P29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7495809534535044786" text:style-name="L3">
        <text:list-item>
          <text:p text:style-name="P28">July <text:s text:c="5"/>9 – 11 miles</text:p>
        </text:list-item>
        <text:list-item>
          <text:p text:style-name="P28">July <text:s text:c="3"/>16 – 14.2 <text:s/>miles</text:p>
        </text:list-item>
        <text:list-item>
          <text:p text:style-name="P28">Aug<text:tab/> <text:s/>8 – 10.25 <text:s/>miles</text:p>
        </text:list-item>
        <text:list-item>
          <text:p text:style-name="P28">Aug<text:tab/>15 – 18 <text:s/>miles</text:p>
        </text:list-item>
        <text:list-item>
          <text:p text:style-name="P28">Aug<text:tab/>29 – 20.5 <text:s/>miles</text:p>
        </text:list-item>
        <text:list-item>
          <text:p text:style-name="P28">Sept <text:tab/>10 – 26.5 <text:s/>miles</text:p>
        </text:list-item>
        <text:list-item>
          <text:p text:style-name="P28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7243797348382584328" text:style-name="L4">
        <text:list-item>
          <text:list>
            <text:list-header>
              <text:p text:style-name="P30">33.7 miles in the last week</text:p>
              <text:p text:style-name="P31"/>
              <text:p text:style-name="P32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25">miles in the last week 31.4</text:p>
      <text:p text:style-name="P25"/>
      <text:p text:style-name="P25"/>
      <text:p text:style-name="P25"/>
      <text:p text:style-name="P24"><text:soft-page-break/>Sat 10/7/2017 <text:span text:style-name="T1">4.8 miles</text:span></text:p>
      <text:p text:style-name="P24">I ran 4.5 miles on hilly roads and averaged 9:26/mile. <text:s/>Then I walked 0.3 miles.</text:p>
      <text:p text:style-name="P24"/>
      <text:p text:style-name="P24">Sun 10/8/2017 <text:span text:style-name="T1">no running</text:span></text:p>
      <text:p text:style-name="P24">We started our trip to Amsterdam.</text:p>
      <text:p text:style-name="P24"/>
      <text:p text:style-name="P24">Mon 10/9/2017 <text:span text:style-name="T1">no running</text:span></text:p>
      <text:p text:style-name="P24">We arrived in Amsterdam.</text:p>
      <text:p text:style-name="P24"/>
      <text:p text:style-name="P24">Tues 10/10/2017 <text:span text:style-name="T1">3.3 miles</text:span></text:p>
      <text:p text:style-name="P24">I ran 3 miles on bike paths in Amsterdam. Spits: 9:18, 9:04 and 8:34</text:p>
      <text:p text:style-name="P24">Then I walked 0.3 miles. </text:p>
      <text:p text:style-name="P24"/>
      <text:p text:style-name="P24">Wed 10/11/2017 <text:span text:style-name="T1">no running</text:span></text:p>
      <text:p text:style-name="P24"/>
      <text:p text:style-name="P24">Thur 10/12/2017 <text:span text:style-name="T1">4 miles</text:span></text:p>
      <text:p text:style-name="P24">I ran 1.5 miles and walked 2.5 miles.</text:p>
      <text:p text:style-name="P24"/>
      <text:p text:style-name="P24">Fri 10/13/2017 <text:span text:style-name="T1">3.5 miles</text:span></text:p>
      <text:p text:style-name="P24">I ran 3.2 miles at about 9:50/mile. <text:s/>Then I walked 0.3 miles</text:p>
      <text:p text:style-name="P24"/>
      <text:p text:style-name="P25">15.6 in the last week 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oft-page-break/>Sat Oct 14, 2017 no running</text:p>
      <text:p text:style-name="P16"/>
      <text:p text:style-name="P16">Sun Oct 15, 2017 <text:span text:style-name="T1">26.2 miles </text:span></text:p>
      <text:p text:style-name="P16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6"/>
      <text:p text:style-name="P16">Mon Oct 16, 2017 <text:s/><text:span text:style-name="T1">3 miles</text:span></text:p>
      <text:p text:style-name="P16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6"/>
      <text:p text:style-name="P16">Tues Oct 17, 2017 <text:span text:style-name="T1">3 miles</text:span></text:p>
      <text:p text:style-name="P16">I walked and ran 3 miles.</text:p>
      <text:p text:style-name="P16"/>
      <text:p text:style-name="P16">Wed Oct 18, 2017 <text:span text:style-name="T1">3.35 miles</text:span></text:p>
      <text:p text:style-name="P16">I ran 3 miles on walking paths. Splits: 9:17, 8:39, 8:41 <text:s/>average pace = 8:52/mile</text:p>
      <text:p text:style-name="P16">I walked 0.35 miles at average pace of 15:18/mile. </text:p>
      <text:p text:style-name="P16"/>
      <text:p text:style-name="P16">Thur Oct 19, 2017 <text:span text:style-name="T1">4.5 miles</text:span></text:p>
      <text:p text:style-name="P16">jogged ¼ mile </text:p>
      <text:p text:style-name="P16">I ran 4 miles on walking and bike paths in 35:41, out in 18:13 and back in 17:28.</text:p>
      <text:p text:style-name="P16">jogged ¼ mile</text:p>
      <text:p text:style-name="P16"/>
      <text:p text:style-name="P16">Fri Oct 20, 2017 <text:span text:style-name="T1">5 miles</text:span></text:p>
      <text:p text:style-name="P16">jogged ½ mile </text:p>
      <text:p text:style-name="P16">I did the same run as yesterday only faster.</text:p>
      <text:p text:style-name="P16">I ran 4 miles on walking and bike paths in 34:36, out in 17:55 and back in 16:41.</text:p>
      <text:p text:style-name="P16">jogged ½ mile</text:p>
      <text:p text:style-name="P16"/>
      <text:p text:style-name="P15">45.1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20T09:27:04.01</dc:date>
    <dc:creator>James Lombardi</dc:creator>
    <meta:editing-duration>P1DT11H29M29S</meta:editing-duration>
    <meta:editing-cycles>181</meta:editing-cycles>
    <meta:generator>OpenOffice/4.1.2$Win32 OpenOffice.org_project/412m3$Build-9782</meta:generator>
    <meta:document-statistic meta:table-count="0" meta:image-count="0" meta:object-count="0" meta:page-count="15" meta:paragraph-count="277" meta:word-count="4721" meta:character-count="23728"/>
  </office:meta>
</office:document-meta>
</file>